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style:font-size-asian="12pt" style:font-size-complex="12pt"/>
    </style:style>
    <style:style style:name="P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M User Guide</text:p>
      <text:p text:style-name="P1"/>
      <text:p text:style-name="P2">TCM – Test Case Manager, is used to manage your “File State Databases” <text:s/>(which are used by CART).</text:p>
      <text:p text:style-name="P2"/>
      <text:p text:style-name="P2">Usage:</text:p>
      <text:p text:style-name="P2"><text:s text:c="8"/>./tcm.py &lt;version&gt; [create|clear|verify|install|edit] &lt;name&gt; [path/to/myfile]</text:p>
      <text:p text:style-name="P2"/>
      <text:p text:style-name="P2"><text:s text:c="16"/>&lt;version&gt; : a version file in ./testpackages/* (without the '.conf' extension)</text:p>
      <text:p text:style-name="P2"><text:s text:c="16"/>&lt;name&gt; : name of file to make.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The CONFIG variable<text:tab/>1</text:p>
          <text:p text:style-name="P6">Glossary<text:tab/>1</text:p>
          <text:p text:style-name="P6">CREATE operation<text:tab/>1</text:p>
          <text:p text:style-name="P6">CLEAR operation<text:tab/>1</text:p>
          <text:p text:style-name="P6">INSTALL operation<text:tab/>1</text:p>
          <text:p text:style-name="P6">VERIFY operation<text:tab/>1</text:p>
          <text:p text:style-name="P6">EDIT <text:s/>operation<text:tab/>1</text:p>
        </text:index-body>
      </text:table-of-content>
      <text:p text:style-name="P2"/>
      <text:p text:style-name="P4"/>
      <text:p text:style-name="P2"/>
      <text:h text:style-name="P11" text:outline-level="1">The CONFIG variable</text:h>
      <text:p text:style-name="Standard"><text:span text:style-name="T2">IMPORTANT..</text:span>. <text:s text:c="2"/>check the value of variable called “CONFIG” in <text:s/>tcm.py.</text:p>
      <text:p text:style-name="P2"/>
      <text:p text:style-name="P2"><text:tab/><text:tab/><text:tab/>CONFIG = "testpackages"</text:p>
      <text:p text:style-name="P2"/>
      <text:p text:style-name="P2">This has to match the value that CART uses to find your *.conf files. <text:s/></text:p>
      <text:p text:style-name="P2">Example</text:p>
      <text:p text:style-name="P2"/>
      <text:p text:style-name="P2">[victor@VCCK_DEV cart]$ ll testpackages/</text:p>
      <text:p text:style-name="P2">total 12</text:p>
      <text:p text:style-name="P2">drwxrwxr-x. 4 victor victor 4096 Dec 30 11:00 files</text:p>
      <text:p text:style-name="P2">-rw-rw-r--. 1 victor victor <text:s/>277 Dec 30 12:22 v1.000.conf</text:p>
      <text:p text:style-name="P2">-rw-rw-r--. 1 victor victor <text:s/>282 Dec 29 12:32 v1.100.conf</text:p>
      <text:p text:style-name="P2"/>
      <text:p text:style-name="P2">Right now CART uses “ testpackages” for that directory. <text:s text:c="2"/>Make sure TCM's value is same. It's just where your v1.000.conf, v1.100.conf, etc files are.</text:p>
      <text:p text:style-name="P2"><text:line-break/>This should really never change.</text:p>
      <text:p text:style-name="P4"/>
      <text:p text:style-name="P2"/>
      <text:h text:style-name="Heading_20_1" text:outline-level="1">Glossary</text:h>
      <text:p text:style-name="P2"/>
      <text:p text:style-name="P4">FSDB – file state database. <text:s text:c="2"/><text:line-break/></text:p>
      <text:p text:style-name="P2"/>
      <text:h text:style-name="Heading_20_1" text:outline-level="1">CREATE operation</text:h>
      <text:p text:style-name="P2"/>
      <text:p text:style-name="P2">To create a File State database ( FSDB) , simply create all required files and directories then run...</text:p>
      <text:p text:style-name="P2"/>
      <text:p text:style-name="P2">[victor@VCCK_DEV cart]$ .<text:span text:style-name="T1">/tcm.py v1.000 create mytest</text:span></text:p>
      <text:p text:style-name="P2"/>
      <text:p text:style-name="P2">VERSION: v1.000</text:p>
      <text:p text:style-name="P2">OPERATION: create</text:p>
      <text:p text:style-name="P2">NAME: mytest</text:p>
      <text:p text:style-name="P2"/>
      <text:p text:style-name="P2">*WARNINGS:</text:p>
      <text:p text:style-name="P2"/>
      <text:p text:style-name="P2"><text:s text:c="8"/>dir 'kk' - doesn't exist.</text:p>
      <text:p text:style-name="P2"/>
      <text:p text:style-name="P2">This will create a file in </text:p>
      <text:p text:style-name="P2"/>
      <text:p text:style-name="P2"><text:s text:c="27"/><text:span text:style-name="T1">testpackages/files/v1.000/mytest.tar.gz</text:span></text:p>
      <text:p text:style-name="P2"/>
      <text:p text:style-name="P2">It builds that path based on the <text:s/>VERSION and NAME parameters at the command line.</text:p>
      <text:p text:style-name="P2">How does it know to say there is a warning about missing directory “kk” <text:s/>???</text:p>
      <text:p text:style-name="P2"/>
      <text:p text:style-name="P2">TCM consults <text:s/>(continuing the example above), <text:s/><text:span text:style-name="T1">“testpackages/v1.000.conf”...</text:span></text:p>
      <text:p text:style-name="P2"><text:s text:c="3"/>it opens testpackages/v1.000.conf and checks for <text:s text:c="2"/>lines “state_dirs = ….” <text:s/>and <text:s/>“state_files = ...”</text:p>
      <text:p text:style-name="P2"/>
      <text:p text:style-name="P2">Any files that are given in the <text:s/>“state_files” <text:s/>that do not exist when it creates the FSDB, you are told. <text:s/>For example, if <text:s/><text:span text:style-name="T1">testpackages/v1.000.conf </text:span><text:span text:style-name="T3">says there should be a file “myfile” <text:s/>when you create a <text:s/>v1.000 FSDB, and you don't have one, it warns about it.</text:span></text:p>
      <text:p text:style-name="P3">Reason is – we want to enforce, for example, when creating any v1.000 FSDB, that certain files and folders are included.</text:p>
      <text:p text:style-name="P5"/>
      <text:p text:style-name="P3"/>
      <text:p text:style-name="P3"/>
      <text:h text:style-name="P12" text:outline-level="1">CLEAR operation</text:h>
      <text:p text:style-name="P3"/>
      <text:p text:style-name="P3">If you want to get rid of all files that are part of a given FSDB, use <text:s/>“clear”.</text:p>
      <text:p text:style-name="P3">This deletes all files/folders that were installed in (copied from being extracted from testpackages/files/v1.000/).</text:p>
      <text:p text:style-name="P3">Example, if you used “create” to extract all files that are in testpackages/files/v1.000/myFsdb.tar.gz, then use “clear” <text:s/>to remove all those files.</text:p>
      <text:p text:style-name="P5"/>
      <text:p text:style-name="P3"/>
      <text:p text:style-name="P3"/>
      <text:p text:style-name="P3"/>
      <text:h text:style-name="P12" text:outline-level="1">INSTALL operation</text:h>
      <text:p text:style-name="P3">If you issue the command..</text:p>
      <text:p text:style-name="P3"/>
      <text:p text:style-name="P3"><text:s text:c="12"/>./tcm.py <text:s/>v1.000 install myfsdb</text:p>
      <text:p text:style-name="P3"/>
      <text:p text:style-name="P3">TCM will do...</text:p>
      <text:p text:style-name="P3"/>
      <text:p text:style-name="P3"><text:s text:c="12"/>tar zxf <text:s/>testpackages/files/v1.000/myfsdb <text:s/>-C <text:s/>. <text:s/></text:p>
      <text:p text:style-name="P3"/>
      <text:p text:style-name="P3">It unzips and extracts the given FSDB and puts into current directory (where vcck.py, cart.py, tcm.py exist). <text:s text:c="3"/>The files are appear can be later removed by “clear” operation.</text:p>
      <text:p text:style-name="P5"/>
      <text:p text:style-name="P3"/>
      <text:p text:style-name="P3"/>
      <text:p text:style-name="P3"/>
      <text:h text:style-name="P12" text:outline-level="1">VERIFY operation</text:h>
      <text:p text:style-name="P3"/>
      <text:p text:style-name="P2"><text:span text:style-name="T3">If you create an FSDB <text:s/>it is for specific version of VCCK. <text:s text:c="4"/>If we have an FSDB called <text:s/>“my.v.1000.fsdb.tar.gz” <text:s/>(in testpackages/files/</text:span><text:span text:style-name="T1">v1.000/</text:span><text:span text:style-name="T3">), then it <text:s/>SHOULD have all the files/directories specified in the <text:s text:c="2"/></text:span><text:span text:style-name="T1">“state_dirs = “ <text:s text:c="3"/></text:span><text:span text:style-name="T3">and <text:s text:c="3"/></text:span><text:span text:style-name="T1">“state_files = “ <text:s text:c="2"/></text:span><text:span text:style-name="T3"><text:s text:c="2"/>in the </text:span><text:span text:style-name="T1">testpackages/v1.000.conf <text:s/>file.</text:span></text:p>
      <text:p text:style-name="P2"><text:span text:style-name="T3">Is there a way to check if <text:s text:c="2"/></text:span><text:span text:style-name="T1">my.v.1000.fsdb.tar.gz <text:s text:c="2"/></text:span><text:span text:style-name="T3">really DOES have those folders and files ?? <text:s/>Yes, with “verify” operation.</text:span></text:p>
      <text:p text:style-name="P3"/>
      <text:p text:style-name="P3">Issue the command...</text:p>
      <text:p text:style-name="P3"/>
      <text:p text:style-name="P3"><text:s text:c="26"/>./tcm.py <text:s text:c="2"/>v1.000 <text:s/>verify <text:s text:c="2"/>my.v.1000.fsdb</text:p>
      <text:p text:style-name="P3"/>
      <text:p text:style-name="P2"><text:span text:style-name="T3">TCM will tell you if <text:s/>my.v.1000.fsdb.tar.gz is missing any files/folders (according to </text:span><text:span text:style-name="T1">testpackages/v1.000.conf ).</text:span></text:p>
      <text:p text:style-name="P10"/>
      <text:p text:style-name="P8"/>
      <text:p text:style-name="P8"/>
      <text:h text:style-name="P12" text:outline-level="1">EDIT <text:s/>operation</text:h>
      <text:p text:style-name="P3"/>
      <text:p text:style-name="P2"><text:span text:style-name="T3">What if you wanted to change a file <text:s/>in <text:s/></text:span><text:span text:style-name="T1">my.v.1000.fsdb.tar.gz <text:s text:c="2"/></text:span><text:span text:style-name="T3">( where it exists in testpackages/files/v1.000/ ) <text:s/>??</text:span></text:p>
      <text:p text:style-name="P2"><text:span text:style-name="T3"><text:line-break/>Let's say the archive <text:s/>(FSDB) <text:s text:c="2"/></text:span><text:span text:style-name="T1">./testpackages/files/v1.000/ my.v.1000.fsdb.tar.gz <text:s text:c="2"/></text:span><text:span text:style-name="T3">contained the following...<text:line-break/></text:span></text:p>
      <text:p text:style-name="P3"><text:s text:c="39"/>./subdir_1/file_x.txt</text:p>
      <text:p text:style-name="P3"><text:s text:c="39"/>./file_y.txt</text:p>
      <text:p text:style-name="P3"/>
      <text:p text:style-name="P3">So file_y.txt is in the root directory of the FSDB <text:s/>tar.gz. <text:s text:c="3"/>And <text:s/>file_x.txt <text:s/>is in a subdirectory <text:s/>(' subdir_1') of the <text:s/>FSDB <text:s/>tar.gz file.</text:p>
      <text:p text:style-name="P3"/>
      <text:p text:style-name="P3">How can we update these two files?? <text:s/>Easy.. <text:s/>place files with the same name in the “updates” folder (sub directory <text:s/>of where ./tcm.py is).</text:p>
      <text:p text:style-name="P3"/>
      <text:p text:style-name="P3"><text:s text:c="24"/>./updates/file_x.txt</text:p>
      <text:p text:style-name="P3"><text:s text:c="24"/>./updates/file_y.txt</text:p>
      <text:p text:style-name="P3"/>
      <text:p text:style-name="P2"><text:span text:style-name="T3">So ./updates/file_x.txt <text:s/>will end up overwriting <text:s/>/subdir_1/file_x.txt <text:s text:c="2"/>inside </text:span><text:span text:style-name="T1">./testpackages/files/v1.000/ my.v.1000.fsdb.tar.gz .</text:span></text:p>
      <text:p text:style-name="P2"><text:span text:style-name="T3">And <text:s text:c="2"/>./updates/file_y.txt <text:s/>will end up overwriting <text:s text:c="2"/>./file_y.txt <text:s text:c="2"/>inside </text:span><text:span text:style-name="T1">./testpackages/files/v1.000/ my.v.1000.fsdb.tar.gz .</text:span></text:p>
      <text:p text:style-name="P8"/>
      <text:p text:style-name="P3">To make the change to <text:s text:c="2"/><text:span text:style-name="T1">file_x.txt,</text:span> <text:s text:c="2"/>run....</text:p>
      <text:p text:style-name="P3"/>
      <text:p text:style-name="P3"><text:s text:c="26"/>./tcm.py <text:s/>v1.000 <text:s/>edit <text:s text:c="2"/><text:span text:style-name="T1">my.v.1000.fsdb <text:s text:c="2"/></text:span>/subdir_1/file_x.txt</text:p>
      <text:p text:style-name="P8"/>
      <text:p text:style-name="P3">TCM will then edit the FSDB file <text:span text:style-name="T1">./testpackages/files/v1.000/ my.v.1000.fsdb.tar.gz <text:s/></text:span>and replace<text:span text:style-name="T1"> <text:s text:c="2"/></text:span>/subdir_1/file_x.txt <text:s text:c="2"/>with file <text:s/>./updates/ file_x.txt.</text:p>
      <text:p text:style-name="P3">Of course it doesn't do that “inline” – it unzips, extracts, overwrites, and then does a “create”.</text:p>
      <text:p text:style-name="P3"/>
      <text:p text:style-name="P3">To replace <text:s/>file_y.txt <text:s text:c="2"/>inside <text:span text:style-name="T1">./testpackages/files/v1.000/ my.v.1000.fsdb.tar.gz </text:span>with <text:s/>./updates/file_y.txt... just issue...</text:p>
      <text:p text:style-name="P3"/>
      <text:p text:style-name="P3"><text:s text:c="26"/>./tcm.py <text:s/>v1.000 <text:s/>edit <text:s text:c="2"/><text:span text:style-name="T1">my.v.1000.fsdb <text:s text:c="2"/></text:span>/file_y.txt</text:p>
      <text:p text:style-name="P8"/>
      <text:p text:style-name="P3">that's it !!</text:p>
      <text:p text:style-name="P5"/>
      <text:p text:style-name="P3"/>
      <text:p text:style-name="P3"/>
      <text:p text:style-name="P3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30T12:58:39.93</meta:creation-date>
    <dc:date>2020-12-30T13:33:08.74</dc:date>
    <meta:editing-duration>PT34M25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1" meta:paragraph-count="78" meta:word-count="687" meta:character-count="5105"/>
  </office:meta>
</office:document-meta>
</file>